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.1</text:p>
      <text:p text:style-name="Standard"><text:s/>-array hat eckige klammern</text:p>
      <text:p text:style-name="Standard">-benötigt new operator bei dekleration</text:p>
      <text:p text:style-name="Standard">Syntax :</text:p>
      <text:p text:style-name="Standard">-Datentyp [] Array = new datentyp[length];</text:p>
      <text:p text:style-name="Standard">int array[] = new array[length];</text:p>
      <text:p text:style-name="Standard"/>
      <text:p text:style-name="Standard">2 möglichkeiten für initalisierung : </text:p>
      <text:p text:style-name="Standard">-new operator</text:p>
      <text:p text:style-name="Standard">-oder geschweife klammern, als zb int[] array = { ..} ;</text:p>
      <text:p text:style-name="Standard"/>
      <text:p text:style-name="Standard">beispiel:</text:p>
      <text:p text:style-name="Standard">int[] zahl = new int[6]</text:p>
      <text:p text:style-name="Standard">int[] zahl = {1,2,3,4,5,6}</text:p>
      <text:p text:style-name="Standard"/>
      <text:p text:style-name="Standard">2.2 ein wert kann an einem bestimmtten index geändert werden, indem man einen wert an index i zuweist, also zb zahl[0] = 1;</text:p>
      <text:p text:style-name="Standard"/>
      <text:p text:style-name="Standard">2.3</text:p>
      <text:p text:style-name="Standard">der wert kann an der i-ten stelle ausgelesen werden, indem man i einfach in die eckige klammer reinschreibt</text:p>
      <text:p text:style-name="Standard">bsp: </text:p>
      <text:p text:style-name="Standard">i = 0</text:p>
      <text:p text:style-name="Standard">array[i] = 1; </text:p>
      <text:p text:style-name="Standard">System.out.println(arrays.tostring(array)); ( gibt den array aus, output <text:s/>:[1])</text:p>
      <text:p text:style-name="Standard"/>
      <text:p text:style-name="Standard">2.4</text:p>
      <text:p text:style-name="Standard">es wird ein objekt übergeben, was in der methode verändert wird. Die referenz auf dieses objekt ist jedoch immernoch gespeichert, da ein übergebenes objekt verändert wird</text:p>
      <text:p text:style-name="Standard"/>
      <text:p text:style-name="Standard">//@author Maximilian Raspe</text:p>
      <text:p text:style-name="Standard">import java.util.Arrays;</text:p>
      <text:p text:style-name="Standard">import java.util.Scanner;</text:p>
      <text:p text:style-name="Standard">public class Array {</text:p>
      <text:p text:style-name="Standard"/>
      <text:p text:style-name="Standard"><text:tab/>public static void main(String[] args) {</text:p>
      <text:p text:style-name="Standard"><text:tab/><text:tab/></text:p>
      <text:p text:style-name="Standard"><text:tab/><text:tab/>Scanner scan = new Scanner(System.in);</text:p>
      <text:p text:style-name="Standard"><text:tab/><text:tab/>System.out.println("Wie viel Zahlen möchten sie eingeben");</text:p>
      <text:p text:style-name="Standard"><text:tab/><text:tab/>int anzahl = scan.nextInt();</text:p>
      <text:p text:style-name="Standard"><text:tab/><text:tab/>int[] zahlen = new int [anzahl];</text:p>
      <text:p text:style-name="Standard"><text:tab/><text:tab/>int produkt = 1;</text:p>
      <text:p text:style-name="Standard"><text:tab/><text:tab/>int summe = 0;</text:p>
      <text:p text:style-name="Standard"/>
      <text:p text:style-name="Standard"><text:tab/><text:tab/>for(int i = 0; i &lt; zahlen.length; i++) {<text:tab/>//scannt ints ein und speichert diese am i-ten index</text:p>
      <text:p text:style-name="Standard"><text:tab/><text:tab/><text:tab/>System.out.println("Zahl eingeben");</text:p>
      <text:p text:style-name="Standard"><text:tab/><text:tab/><text:tab/>zahlen[i] = scan.nextInt();</text:p>
      <text:p text:style-name="Standard"><text:tab/><text:tab/><text:tab/>System.out.println("Bisherige Zahlen : " + Arrays.toString(zahlen));</text:p>
      <text:p text:style-name="Standard"><text:tab/><text:tab/>}</text:p>
      <text:p text:style-name="Standard"><text:tab/><text:tab/></text:p>
      <text:p text:style-name="Standard"><text:tab/><text:tab/>scan.close();</text:p>
      <text:p text:style-name="Standard"><text:soft-page-break/><text:tab/><text:tab/></text:p>
      <text:p text:style-name="Standard"><text:tab/><text:tab/>for(int i = 0; i &lt; zahlen.length; i++) {<text:tab/>// berechnet produkt mit produkt = produkt*zahlen[i], das gleiche bei summe</text:p>
      <text:p text:style-name="Standard"><text:tab/><text:tab/><text:tab/>produkt *= zahlen[i];</text:p>
      <text:p text:style-name="Standard"><text:tab/><text:tab/><text:tab/>summe += zahlen[i];</text:p>
      <text:p text:style-name="Standard"><text:tab/><text:tab/>}</text:p>
      <text:p text:style-name="Standard"><text:tab/><text:tab/>Arrays.sort(zahlen);<text:tab/>// sortiere zahlen um größte, kleinste auszugeben</text:p>
      <text:p text:style-name="Standard"><text:tab/><text:tab/>System.out.println(Arrays.toString(zahlen));</text:p>
      <text:p text:style-name="Standard"><text:tab/><text:tab/>System.out.println("Kleinste : " + zahlen[0]);</text:p>
      <text:p text:style-name="Standard"><text:tab/><text:tab/>System.out.println("Größte : " + zahlen[anzahl - 1]);</text:p>
      <text:p text:style-name="Standard"><text:tab/><text:tab/>System.out.println("Produkt : " + produkt);</text:p>
      <text:p text:style-name="Standard"><text:tab/><text:tab/>System.out.println("Summe : " + summe);</text:p>
      <text:p text:style-name="Standard"><text:tab/><text:tab/>System.out.print("Durchschnitt : " + (double)summe / anzahl);</text:p>
      <text:p text:style-name="Standard"><text:tab/>}</text:p>
      <text:p text:style-name="Standard">}</text:p>
      <text:p text:style-name="Standard"/>
      <text:p text:style-name="Standard">//@author Maximlian Raspe</text:p>
      <text:p text:style-name="Standard">import java.awt.Color;</text:p>
      <text:p text:style-name="Standard"/>
      <text:p text:style-name="Standard">public class Feuer {</text:p>
      <text:p text:style-name="Standard"/>
      <text:p text:style-name="Standard"><text:tab/>public static final int R = 0;</text:p>
      <text:p text:style-name="Standard"><text:tab/>public static final int G = 1;</text:p>
      <text:p text:style-name="Standard"><text:tab/>public static final int B = 2;</text:p>
      <text:p text:style-name="Standard"><text:tab/></text:p>
      <text:p text:style-name="Standard"><text:tab/>public static final int WIDTH = 200;</text:p>
      <text:p text:style-name="Standard"><text:tab/>public static final int HEIGHT = 150;</text:p>
      <text:p text:style-name="Standard"><text:tab/></text:p>
      <text:p text:style-name="Standard"><text:tab/>public static void main(String[] args) {</text:p>
      <text:p text:style-name="Standard"/>
      <text:p text:style-name="Standard"><text:tab/><text:tab/>ImageFrame frame = new ImageFrame("Feuer");</text:p>
      <text:p text:style-name="Standard"/>
      <text:p text:style-name="Standard"><text:tab/>Color[][] colors = new Color[WIDTH][HEIGHT];</text:p>
      <text:p text:style-name="Standard"/>
      <text:p text:style-name="Standard"><text:tab/><text:tab/>// alle Pixel auf Schwarz setzen</text:p>
      <text:p text:style-name="Standard"><text:tab/><text:tab/>for (int i = 0; i &lt; WIDTH; i++) {</text:p>
      <text:p text:style-name="Standard"><text:tab/><text:tab/><text:tab/>for (int j = 0; j &lt; HEIGHT; j++) {</text:p>
      <text:p text:style-name="Standard"><text:tab/><text:tab/><text:tab/><text:tab/>colors[i][j] = Color.BLACK;</text:p>
      <text:p text:style-name="Standard"><text:tab/><text:tab/><text:tab/>}</text:p>
      <text:p text:style-name="Standard"><text:tab/><text:tab/>}</text:p>
      <text:p text:style-name="Standard"><text:tab/><text:tab/></text:p>
      <text:p text:style-name="Standard"><text:tab/><text:tab/><text:tab/><text:tab/></text:p>
      <text:p text:style-name="Standard"><text:tab/><text:tab/>while (true) {</text:p>
      <text:p text:style-name="Standard"><text:tab/><text:tab/><text:tab/>//erzeugt die keimpunkte<text:tab/></text:p>
      <text:p text:style-name="Standard"><text:tab/><text:tab/><text:tab/>for(int i = 0; i &lt;= 10; i++ ) {</text:p>
      <text:p text:style-name="Standard"><text:tab/><text:tab/><text:tab/><text:tab/>int x = (int)(Math.random() * 200);</text:p>
      <text:p text:style-name="Standard"><text:tab/><text:tab/><text:tab/><text:tab/>int y = 1;</text:p>
      <text:p text:style-name="Standard"><text:tab/><text:tab/><text:tab/><text:tab/>colors[x][y] = Color.yellow;</text:p>
      <text:p text:style-name="Standard"><text:tab/><text:tab/><text:tab/><text:tab/></text:p>
      <text:p text:style-name="Standard"><text:tab/><text:tab/><text:tab/>}</text:p>
      <text:p text:style-name="Standard"><text:tab/><text:tab/><text:tab/>for(int i = 0; i &lt;= 20; i++) {</text:p>
      <text:p text:style-name="Standard"><text:tab/><text:tab/><text:tab/><text:tab/>int x = (int)(Math.random()*200);</text:p>
      <text:p text:style-name="Standard"><text:soft-page-break/><text:tab/><text:tab/><text:tab/><text:tab/>int y = 1;</text:p>
      <text:p text:style-name="Standard"><text:tab/><text:tab/><text:tab/><text:tab/>colors[x][y] = Color.red;</text:p>
      <text:p text:style-name="Standard"><text:tab/><text:tab/><text:tab/><text:tab/></text:p>
      <text:p text:style-name="Standard"><text:tab/><text:tab/><text:tab/>}</text:p>
      <text:p text:style-name="Standard"><text:tab/><text:tab/><text:tab/>for(int i = 0; i &lt;= 10; i++) {</text:p>
      <text:p text:style-name="Standard"><text:tab/><text:tab/><text:tab/><text:tab/>int x = (int)( Math.random()* 200);</text:p>
      <text:p text:style-name="Standard"><text:tab/><text:tab/><text:tab/><text:tab/>int y = 1;</text:p>
      <text:p text:style-name="Standard"><text:tab/><text:tab/><text:tab/><text:tab/>colors[x][y] = Color.black;</text:p>
      <text:p text:style-name="Standard"><text:tab/><text:tab/><text:tab/>}</text:p>
      <text:p text:style-name="Standard"><text:tab/><text:tab/><text:tab/></text:p>
      <text:p text:style-name="Standard"><text:tab/><text:tab/><text:tab/>for(int i = 1; i &lt; WIDTH - 1; i++) {</text:p>
      <text:p text:style-name="Standard"><text:tab/><text:tab/><text:tab/><text:tab/>for(int a = 2; a &lt; HEIGHT - 1; a++) {</text:p>
      <text:p text:style-name="Standard"><text:tab/><text:tab/><text:tab/><text:tab/><text:tab/></text:p>
      <text:p text:style-name="Standard"><text:tab/><text:tab/><text:tab/><text:tab/><text:tab/>//rotwerte rausfinden</text:p>
      <text:p text:style-name="Standard"><text:tab/><text:tab/><text:tab/><text:tab/><text:tab/>int<text:tab/>dRot = colors[i][a - 1].getRed();</text:p>
      <text:p text:style-name="Standard"><text:tab/><text:tab/><text:tab/><text:tab/><text:tab/>int lRot = colors[i - 1][a].getRed();</text:p>
      <text:p text:style-name="Standard"><text:tab/><text:tab/><text:tab/><text:tab/><text:tab/>int rRot = colors[i + 1][a].getRed();</text:p>
      <text:p text:style-name="Standard"><text:tab/><text:tab/><text:tab/><text:tab/><text:tab/>int aRot = colors[i][a].getRed();</text:p>
      <text:p text:style-name="Standard"><text:tab/><text:tab/><text:tab/><text:tab/><text:tab/></text:p>
      <text:p text:style-name="Standard"><text:tab/><text:tab/><text:tab/><text:tab/><text:tab/>//blauwerte rausfinden</text:p>
      <text:p text:style-name="Standard"><text:tab/><text:tab/><text:tab/><text:tab/><text:tab/>int<text:tab/>dBlau = colors[i][a - 1].getBlue();</text:p>
      <text:p text:style-name="Standard"><text:tab/><text:tab/><text:tab/><text:tab/><text:tab/>int lBlau = colors[i - 1][a].getBlue();</text:p>
      <text:p text:style-name="Standard"><text:tab/><text:tab/><text:tab/><text:tab/><text:tab/>int rBlau = colors[i + 1][a].getBlue();</text:p>
      <text:p text:style-name="Standard"><text:tab/><text:tab/><text:tab/><text:tab/><text:tab/>int aBlau = colors[i][a].getBlue();</text:p>
      <text:p text:style-name="Standard"><text:tab/><text:tab/><text:tab/><text:tab/><text:tab/></text:p>
      <text:p text:style-name="Standard"><text:tab/><text:tab/><text:tab/><text:tab/><text:tab/>//grünwerte rausfinden</text:p>
      <text:p text:style-name="Standard"><text:tab/><text:tab/><text:tab/><text:tab/><text:tab/>int<text:tab/>dGruen = colors[i][a - 1].getGreen();</text:p>
      <text:p text:style-name="Standard"><text:tab/><text:tab/><text:tab/><text:tab/><text:tab/>int lGruen = colors[i - 1][a].getGreen();</text:p>
      <text:p text:style-name="Standard"><text:tab/><text:tab/><text:tab/><text:tab/><text:tab/>int rGruen = colors[i + 1][a].getGreen();</text:p>
      <text:p text:style-name="Standard"><text:tab/><text:tab/><text:tab/><text:tab/><text:tab/>int aGruen = colors[i][a].getGreen();</text:p>
      <text:p text:style-name="Standard"><text:tab/><text:tab/><text:tab/><text:tab/><text:tab/></text:p>
      <text:p text:style-name="Standard"><text:tab/><text:tab/><text:tab/><text:tab/><text:tab/>//neue farbwerte berchnen</text:p>
      <text:p text:style-name="Standard"><text:tab/><text:tab/><text:tab/><text:tab/><text:tab/>int neuRot = ((aRot + rRot + lRot + dRot)*2 / 8);</text:p>
      <text:p text:style-name="Standard"><text:tab/><text:tab/><text:tab/><text:tab/><text:tab/>int neuBlau = ((aBlau + rBlau + lBlau + dBlau)*2 / 8);</text:p>
      <text:p text:style-name="Standard"><text:tab/><text:tab/><text:tab/><text:tab/><text:tab/>int neuGruen = ((aGruen + rGruen + lGruen + dGruen)*2 / 8);</text:p>
      <text:p text:style-name="Standard"><text:tab/><text:tab/><text:tab/><text:tab/><text:tab/></text:p>
      <text:p text:style-name="Standard"><text:tab/><text:tab/><text:tab/><text:tab/><text:tab/>//neue farbe und punkt</text:p>
      <text:p text:style-name="Standard"><text:tab/><text:tab/><text:tab/><text:tab/><text:tab/>Color neueFarbe = new Color(neuRot, neuGruen, neuBlau);</text:p>
      <text:p text:style-name="Standard"><text:tab/><text:tab/><text:tab/><text:tab/><text:tab/>colors[i][a] = neueFarbe;</text:p>
      <text:p text:style-name="Standard"><text:tab/><text:tab/><text:tab/><text:tab/>}</text:p>
      <text:p text:style-name="Standard"><text:tab/><text:tab/><text:tab/>}</text:p>
      <text:p text:style-name="Standard"/>
      <text:p text:style-name="Standard"><text:tab/><text:tab/><text:tab/>ImageFrame.drawArray(colors);</text:p>
      <text:p text:style-name="Standard"/>
      <text:p text:style-name="Standard"/>
      <text:p text:style-name="Standard"><text:tab/><text:tab/><text:tab/>try {</text:p>
      <text:p text:style-name="Standard"><text:tab/><text:tab/><text:tab/><text:tab/>Thread.sleep(50);</text:p>
      <text:p text:style-name="Standard"><text:tab/><text:tab/><text:tab/>} catch (InterruptedException e) {</text:p>
      <text:p text:style-name="Standard"><text:tab/><text:tab/><text:tab/><text:tab/>e.printStackTrace();</text:p>
      <text:p text:style-name="Standard"><text:tab/><text:tab/><text:tab/>}</text:p>
      <text:p text:style-name="Standard"><text:tab/><text:tab/>}</text:p>
      <text:p text:style-name="Standard"><text:tab/>}</text:p>
      <text:p text:style-name="Standard"><text:soft-page-break/>}</text:p>
      <text:p text:style-name="Standard"/>
      <text:p text:style-name="Standard"/>
      <text:p text:style-name="Standard">//@author Maximilian Raspe</text:p>
      <text:p text:style-name="Standard">import java.util.Scanner;</text:p>
      <text:p text:style-name="Standard">public class Pruefziffer {</text:p>
      <text:p text:style-name="Standard"/>
      <text:p text:style-name="Standard"><text:tab/>public static void main(String[] args) {</text:p>
      <text:p text:style-name="Standard"><text:tab/><text:tab/></text:p>
      <text:p text:style-name="Standard"><text:tab/><text:tab/>Scanner scan = new Scanner(System.in);</text:p>
      <text:p text:style-name="Standard"><text:tab/><text:tab/>System.out.print("Bitte Seriennummer eingeben ");</text:p>
      <text:p text:style-name="Standard"><text:tab/><text:tab/>String pruefziffer = scan.nextLine();</text:p>
      <text:p text:style-name="Standard"><text:tab/><text:tab/>scan.close();</text:p>
      <text:p text:style-name="Standard"><text:tab/><text:tab/></text:p>
      <text:p text:style-name="Standard"><text:tab/><text:tab/>int buchstabenwert = 0;</text:p>
      <text:p text:style-name="Standard"><text:tab/><text:tab/>int zwischenergebnis = 0;</text:p>
      <text:p text:style-name="Standard"><text:tab/><text:tab/>int ergebnis;</text:p>
      <text:p text:style-name="Standard"><text:tab/><text:tab/>boolean wert = false;</text:p>
      <text:p text:style-name="Standard"><text:tab/><text:tab/></text:p>
      <text:p text:style-name="Standard"><text:tab/><text:tab/>int[] Alphabet = {' ', 'A','B','C','D','E','F','G','H','I','J','K','L','M','N','O','P','Q', 'R', 'S', 'T', 'U', 'V', 'W', 'X', 'Y', 'Z',};<text:tab/>// array für zahlenwerte 1-26</text:p>
      <text:p text:style-name="Standard"><text:tab/><text:tab/></text:p>
      <text:p text:style-name="Standard"><text:tab/><text:tab/>for(int i = 0; wert == false; i++) {</text:p>
      <text:p text:style-name="Standard"><text:tab/><text:tab/><text:tab/>if(pruefziffer.charAt(0) == Alphabet[i]) {<text:tab/>//ermittelt den buchstabenwert (1-26) und bildet die quersumme aus diesem</text:p>
      <text:p text:style-name="Standard"><text:tab/><text:tab/><text:tab/><text:tab/>buchstabenwert = (i % 10) + (i / 10);</text:p>
      <text:p text:style-name="Standard"><text:tab/><text:tab/><text:tab/><text:tab/>wert = true;<text:tab/>//sobald buchstabenwert ermittelt wird wert auf true gesetzt, was die schleife beendet</text:p>
      <text:p text:style-name="Standard"><text:tab/><text:tab/><text:tab/>}</text:p>
      <text:p text:style-name="Standard"><text:tab/><text:tab/><text:tab/>for(int a = 1; wert == true &amp;&amp; pruefziffer.length() &gt; a; a++) {<text:tab/>//schleife geht erst an, sobald buchstabenwert ermittelt wurde und berechnet dann die restliche quersumme</text:p>
      <text:p text:style-name="Standard"><text:tab/><text:tab/><text:tab/><text:tab/>zwischenergebnis = (int)pruefziffer.charAt(a) - '0' + zwischenergebnis;</text:p>
      <text:p text:style-name="Standard"><text:tab/><text:tab/><text:tab/>}</text:p>
      <text:p text:style-name="Standard"><text:tab/><text:tab/>}</text:p>
      <text:p text:style-name="Standard"><text:tab/><text:tab/>ergebnis = 8 - ((zwischenergebnis + buchstabenwert)%9);<text:tab/>// ist die prüfziffer</text:p>
      <text:p text:style-name="Standard"><text:tab/><text:tab/>if(ergebnis == 0) {<text:tab/>//wenn prüfziffer = 0, dann ist prüfziffer = 9</text:p>
      <text:p text:style-name="Standard"><text:tab/><text:tab/><text:tab/>System.out.print("Prüfziffer 9");</text:p>
      <text:p text:style-name="Standard"><text:tab/><text:tab/>}</text:p>
      <text:p text:style-name="Standard"><text:tab/><text:tab/>else {</text:p>
      <text:p text:style-name="Standard"><text:tab/><text:tab/><text:tab/>System.out.println("Prüfziffer " + ergebnis);</text:p>
      <text:p text:style-name="Standard"><text:tab/><text:tab/>}</text:p>
      <text:p text:style-name="Standard"><text:tab/>}</text:p>
      <text:p text:style-name="Standard"><text:tab/></text:p>
      <text:p text:style-name="Standard">}</text:p>
      <text:p text:style-name="Standard"/>
      <text:p text:style-name="Standard">//@author Maximilian Raspe</text:p>
      <text:p text:style-name="Standard">import java.util.Arrays;</text:p>
      <text:p text:style-name="Standard">import java.util.Scanner;</text:p>
      <text:p text:style-name="Standard">public class Sieb {</text:p>
      <text:p text:style-name="Standard"/>
      <text:p text:style-name="Standard"><text:tab/>public static void main(String[] args) {</text:p>
      <text:p text:style-name="Standard"><text:tab/><text:tab/></text:p>
      <text:p text:style-name="Standard"><text:soft-page-break/><text:tab/><text:tab/>Scanner scan = new Scanner(System.in);</text:p>
      <text:p text:style-name="Standard"><text:tab/><text:tab/>int grenze = scan.nextInt();</text:p>
      <text:p text:style-name="Standard"><text:tab/><text:tab/>int[] zahlen = new int [grenze +1];</text:p>
      <text:p text:style-name="Standard"><text:tab/><text:tab/>int[] fertig = new int[grenze + 1];</text:p>
      <text:p text:style-name="Standard"><text:tab/><text:tab/>boolean [] gesiebt = new boolean[grenze +1];</text:p>
      <text:p text:style-name="Standard"/>
      <text:p text:style-name="Standard"><text:tab/><text:tab/>scan.close();</text:p>
      <text:p text:style-name="Standard"><text:tab/><text:tab/></text:p>
      <text:p text:style-name="Standard"><text:tab/><text:tab/>for(int i = 2; i &lt;= grenze <text:s/>; i++) {<text:tab/>//füllt den array mit zahlen und setzt alle zahlen in gesiebt auf true</text:p>
      <text:p text:style-name="Standard"><text:tab/><text:tab/><text:tab/>zahlen[i] = i;</text:p>
      <text:p text:style-name="Standard"><text:tab/><text:tab/><text:tab/>gesiebt[i] = true;</text:p>
      <text:p text:style-name="Standard"><text:tab/><text:tab/>}</text:p>
      <text:p text:style-name="Standard"><text:tab/><text:tab/>for(int i = 2; i &lt; grenze; i++) {</text:p>
      <text:p text:style-name="Standard"><text:tab/><text:tab/><text:tab/>for(int a = 1; a &lt;= grenze / i; a++) {</text:p>
      <text:p text:style-name="Standard"><text:tab/><text:tab/><text:tab/><text:tab/>if <text:s/>(i * a != i) {<text:tab/>// wenn i * a ungleich i ist, wird i * a auf false gesetzt, was die primzahlen übrig lässt</text:p>
      <text:p text:style-name="Standard"><text:tab/><text:tab/><text:tab/><text:tab/><text:tab/>gesiebt[i * a] = false;</text:p>
      <text:p text:style-name="Standard"><text:tab/><text:tab/><text:tab/><text:tab/>}</text:p>
      <text:p text:style-name="Standard"><text:tab/><text:tab/><text:tab/>}</text:p>
      <text:p text:style-name="Standard"><text:tab/><text:tab/>}</text:p>
      <text:p text:style-name="Standard"><text:tab/><text:tab/>for(int i = 0; i &lt;= grenze; i++) {<text:tab/>// vergleicht nochmal die gesiebten werten und wenn diese true sind, wird i als zahl in die liste gespeichert</text:p>
      <text:p text:style-name="Standard"><text:tab/><text:tab/><text:tab/>if(gesiebt[i] == true) {</text:p>
      <text:p text:style-name="Standard"><text:tab/><text:tab/><text:tab/><text:tab/>fertig[i] = i;</text:p>
      <text:p text:style-name="Standard"><text:tab/><text:tab/><text:tab/>}</text:p>
      <text:p text:style-name="Standard"><text:tab/><text:tab/>}</text:p>
      <text:p text:style-name="Standard"/>
      <text:p text:style-name="Standard"><text:tab/><text:tab/>System.out.print(Arrays.toString(fertig));</text:p>
      <text:p text:style-name="Standard"><text:tab/></text:p>
      <text:p text:style-name="Standard"><text:tab/>}</text:p>
      <text:p text:style-name="Standard"/>
      <text:p text:style-name="Standard">}</text:p>
      <text:p text:style-name="Standard"/>
      <text:p text:style-name="Standard">import java.util.Arrays;</text:p>
      <text:p text:style-name="Standard"/>
      <text:p text:style-name="Standard">//@author Maximilian Raspe</text:p>
      <text:p text:style-name="Standard"/>
      <text:p text:style-name="Standard">public class Wuerfel {</text:p>
      <text:p text:style-name="Standard"/>
      <text:p text:style-name="Standard"><text:tab/>public static void main(String[] args) {</text:p>
      <text:p text:style-name="Standard"><text:tab/><text:tab/></text:p>
      <text:p text:style-name="Standard"><text:tab/><text:tab/>int[] zahlen = new int[6000000];</text:p>
      <text:p text:style-name="Standard"><text:tab/><text:tab/>int [] ergebnis = new int[6];</text:p>
      <text:p text:style-name="Standard"><text:tab/><text:tab/></text:p>
      <text:p text:style-name="Standard"><text:tab/><text:tab/>boolean col = false;</text:p>
      <text:p text:style-name="Standard"><text:tab/><text:tab/></text:p>
      <text:p text:style-name="Standard"><text:tab/><text:tab/>for(int i = 0; i &lt; zahlen.length; i++) {</text:p>
      <text:p text:style-name="Standard"><text:tab/><text:tab/><text:tab/>zahlen[i] = (int)(Math.random()* 6) + 1;<text:tab/>//generiert die würfelzahlen und prüft ob 1,2,3,4,5 oder 6 und zählt hoch</text:p>
      <text:p text:style-name="Standard"><text:tab/><text:tab/><text:tab/>if(zahlen[i] == 1) ergebnis[0] += 1;</text:p>
      <text:p text:style-name="Standard"><text:tab/><text:tab/><text:tab/>if(zahlen[i] == 2) ergebnis[1] += 1;</text:p>
      <text:p text:style-name="Standard"><text:soft-page-break/><text:tab/><text:tab/><text:tab/>if(zahlen[i] == 3) ergebnis[2] += 1;</text:p>
      <text:p text:style-name="Standard"><text:tab/><text:tab/><text:tab/>if(zahlen[i] == 4) ergebnis[3] += 1;</text:p>
      <text:p text:style-name="Standard"><text:tab/><text:tab/><text:tab/>if(zahlen[i] == 5) ergebnis[4] += 1;</text:p>
      <text:p text:style-name="Standard"><text:tab/><text:tab/><text:tab/>if(zahlen[i] == 6) ergebnis[5] += 1;</text:p>
      <text:p text:style-name="Standard"><text:tab/><text:tab/>}</text:p>
      <text:p text:style-name="Standard"/>
      <text:p text:style-name="Standard"><text:tab/><text:tab/>System.out.println("1" +"\t"+ "2" + "\t" + "3" + "\t" + <text:s/>"4" + "\t" <text:s/>+ "5" + "\t" + "6");</text:p>
      <text:p text:style-name="Standard"><text:tab/><text:tab/>System.out.println("----------------------------------------------");</text:p>
      <text:p text:style-name="Standard"><text:tab/><text:tab/>System.out.println( ergebnis[0] + "\t" + ergebnis[1] + "\t" + ergebnis[2] <text:s/>+ "\t" + ergebnis[3] <text:s/>+ "\t" + <text:s/>ergebnis[4] + "\t" + <text:s/>ergebnis[5]);</text:p>
      <text:p text:style-name="Standard"/>
      <text:p text:style-name="Standard"><text:tab/><text:tab/></text:p>
      <text:p text:style-name="Standard"/>
      <text:p text:style-name="Standard"><text:tab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M48S</meta:editing-duration>
    <meta:editing-cycles>3</meta:editing-cycles>
    <meta:generator>OpenOffice/4.1.1$Win32 OpenOffice.org_project/411m6$Build-9775</meta:generator>
    <dc:date>2018-11-20T20:30:41.98</dc:date>
    <meta:document-statistic meta:table-count="0" meta:image-count="0" meta:object-count="0" meta:page-count="6" meta:paragraph-count="229" meta:word-count="1102" meta:character-count="7277"/>
    <dc:creator>Knacker Rapse</dc:creator>
    <meta:user-defined meta:name="Info 1"/>
    <meta:user-defined meta:name="Info 2"/>
    <meta:user-defined meta:name="Info 3"/>
    <meta:user-defined meta:name="Info 4"/>
  </office:meta>
</office:document-meta>
</file>